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a31f9" officeooo:paragraph-rsid="001a31f9"/>
    </style:style>
    <style:style style:name="P2" style:family="paragraph" style:parent-style-name="Preformatted_20_Text">
      <style:text-properties fo:font-weight="bold" officeooo:rsid="001a31f9" officeooo:paragraph-rsid="001a31f9" style:font-weight-asian="bold" style:font-weight-complex="bold"/>
    </style:style>
    <style:style style:name="P3" style:family="paragraph" style:parent-style-name="Preformatted_20_Text">
      <style:paragraph-properties fo:margin-left="0.4925in" fo:margin-right="0in" fo:text-indent="0in" style:auto-text-indent="false"/>
      <style:text-properties fo:font-weight="bold" officeooo:rsid="001a31f9" officeooo:paragraph-rsid="001a31f9" style:font-weight-asian="bold" style:font-weight-complex="bold"/>
    </style:style>
    <style:style style:name="P4" style:family="paragraph" style:parent-style-name="Preformatted_20_Text">
      <style:paragraph-properties fo:margin-left="0.4925in" fo:margin-right="0in" fo:text-indent="0in" style:auto-text-indent="false"/>
      <style:text-properties fo:font-weight="bold" officeooo:rsid="001c53b2" officeooo:paragraph-rsid="001c53b2" style:font-weight-asian="bold" style:font-weight-complex="bold"/>
    </style:style>
    <style:style style:name="P5" style:family="paragraph" style:parent-style-name="Preformatted_20_Text">
      <style:paragraph-properties fo:margin-left="0.4925in" fo:margin-right="0in" fo:text-indent="0in" style:auto-text-indent="false"/>
      <style:text-properties fo:font-weight="bold" officeooo:rsid="001f4581" officeooo:paragraph-rsid="001f4581" style:font-weight-asian="bold" style:font-weight-complex="bold"/>
    </style:style>
    <style:style style:name="P6" style:family="paragraph" style:parent-style-name="Preformatted_20_Text">
      <style:paragraph-properties fo:margin-left="0.4925in" fo:margin-right="0in" fo:text-indent="0in" style:auto-text-indent="false"/>
      <style:text-properties fo:font-weight="bold" officeooo:rsid="002132ce" officeooo:paragraph-rsid="002132ce" style:font-weight-asian="bold" style:font-weight-complex="bold"/>
    </style:style>
    <style:style style:name="P7" style:family="paragraph" style:parent-style-name="Preformatted_20_Text">
      <style:paragraph-properties fo:margin-left="0.4925in" fo:margin-right="0in" fo:text-indent="0in" style:auto-text-indent="false"/>
      <style:text-properties fo:font-weight="bold" officeooo:rsid="0024017a" officeooo:paragraph-rsid="0024017a" style:font-weight-asian="bold" style:font-weight-complex="bold"/>
    </style:style>
    <style:style style:name="P8" style:family="paragraph" style:parent-style-name="Preformatted_20_Text">
      <style:paragraph-properties fo:margin-left="0.4925in" fo:margin-right="0in" fo:text-indent="0in" style:auto-text-indent="false"/>
      <style:text-properties fo:font-weight="bold" officeooo:rsid="0026496f" officeooo:paragraph-rsid="0026496f" style:font-weight-asian="bold" style:font-weight-complex="bold"/>
    </style:style>
    <style:style style:name="P9" style:family="paragraph" style:parent-style-name="Preformatted_20_Text">
      <style:paragraph-properties fo:margin-left="0.4925in" fo:margin-right="0in" fo:text-indent="0in" style:auto-text-indent="false"/>
      <style:text-properties fo:font-weight="bold" officeooo:rsid="0027b4d7" officeooo:paragraph-rsid="0027b4d7" style:font-weight-asian="bold" style:font-weight-complex="bold"/>
    </style:style>
    <style:style style:name="P10" style:family="paragraph" style:parent-style-name="Preformatted_20_Text">
      <style:paragraph-properties fo:margin-left="0.4925in" fo:margin-right="0in" fo:text-indent="0in" style:auto-text-indent="false"/>
      <style:text-properties fo:font-weight="normal" officeooo:rsid="001a31f9" officeooo:paragraph-rsid="001a31f9" style:font-weight-asian="normal" style:font-weight-complex="normal"/>
    </style:style>
    <style:style style:name="P11" style:family="paragraph" style:parent-style-name="Preformatted_20_Text">
      <style:paragraph-properties fo:margin-left="0.4925in" fo:margin-right="0in" fo:text-indent="0in" style:auto-text-indent="false"/>
      <style:text-properties fo:font-weight="normal" officeooo:rsid="001c53b2" officeooo:paragraph-rsid="001e39b2" style:font-weight-asian="normal" style:font-weight-complex="normal"/>
    </style:style>
    <style:style style:name="P12" style:family="paragraph" style:parent-style-name="Preformatted_20_Text">
      <style:paragraph-properties fo:margin-left="0.4925in" fo:margin-right="0in" fo:text-indent="0in" style:auto-text-indent="false"/>
      <style:text-properties fo:font-weight="normal" officeooo:rsid="002132ce" officeooo:paragraph-rsid="002132ce" style:font-weight-asian="normal" style:font-weight-complex="normal"/>
    </style:style>
    <style:style style:name="P13" style:family="paragraph" style:parent-style-name="Preformatted_20_Text">
      <style:paragraph-properties fo:margin-left="0.4925in" fo:margin-right="0in" fo:text-indent="0in" style:auto-text-indent="false"/>
      <style:text-properties fo:font-weight="normal" officeooo:rsid="0023c43b" officeooo:paragraph-rsid="002ed1ed" style:font-weight-asian="normal" style:font-weight-complex="normal"/>
    </style:style>
    <style:style style:name="P14" style:family="paragraph" style:parent-style-name="Preformatted_20_Text">
      <style:paragraph-properties fo:margin-left="0.4925in" fo:margin-right="0in" fo:text-indent="0in" style:auto-text-indent="false"/>
      <style:text-properties fo:font-weight="normal" officeooo:rsid="0023c43b" officeooo:paragraph-rsid="00337933" style:font-weight-asian="normal" style:font-weight-complex="normal"/>
    </style:style>
    <style:style style:name="P15" style:family="paragraph" style:parent-style-name="Preformatted_20_Text">
      <style:paragraph-properties fo:margin-left="0.4925in" fo:margin-right="0in" fo:text-indent="0in" style:auto-text-indent="false"/>
      <style:text-properties fo:font-weight="normal" officeooo:rsid="0024017a" officeooo:paragraph-rsid="0024017a" style:font-weight-asian="normal" style:font-weight-complex="normal"/>
    </style:style>
    <style:style style:name="P16" style:family="paragraph" style:parent-style-name="Preformatted_20_Text">
      <style:paragraph-properties fo:margin-left="0.4925in" fo:margin-right="0in" fo:text-indent="0in" style:auto-text-indent="false"/>
      <style:text-properties fo:font-weight="normal" officeooo:rsid="00271228" officeooo:paragraph-rsid="00271228" style:font-weight-asian="normal" style:font-weight-complex="normal"/>
    </style:style>
    <style:style style:name="P17" style:family="paragraph" style:parent-style-name="Preformatted_20_Text">
      <style:paragraph-properties fo:margin-left="0.4925in" fo:margin-right="0in" fo:text-indent="0in" style:auto-text-indent="false"/>
      <style:text-properties fo:font-weight="normal" officeooo:rsid="00271228" officeooo:paragraph-rsid="00285ea2" style:font-weight-asian="normal" style:font-weight-complex="normal"/>
    </style:style>
    <style:style style:name="P18" style:family="paragraph" style:parent-style-name="Preformatted_20_Text">
      <style:paragraph-properties fo:margin-left="0in" fo:margin-right="0in" fo:text-indent="0in" style:auto-text-indent="false"/>
      <style:text-properties fo:font-weight="bold" officeooo:rsid="0024017a" officeooo:paragraph-rsid="0024017a" style:font-weight-asian="bold" style:font-weight-complex="bold"/>
    </style:style>
    <style:style style:name="P19" style:family="paragraph" style:parent-style-name="Preformatted_20_Text">
      <style:paragraph-properties fo:margin-left="0in" fo:margin-right="0in" fo:text-indent="0in" style:auto-text-indent="false"/>
      <style:text-properties fo:font-weight="bold" officeooo:rsid="002552f9" officeooo:paragraph-rsid="002552f9" style:font-weight-asian="bold" style:font-weight-complex="bold"/>
    </style:style>
    <style:style style:name="P20" style:family="paragraph" style:parent-style-name="Preformatted_20_Text">
      <style:paragraph-properties fo:margin-left="0in" fo:margin-right="0in" fo:text-indent="0in" style:auto-text-indent="false"/>
      <style:text-properties fo:font-weight="bold" officeooo:rsid="0026496f" officeooo:paragraph-rsid="0026496f" style:font-weight-asian="bold" style:font-weight-complex="bold"/>
    </style:style>
    <style:style style:name="P21" style:family="paragraph" style:parent-style-name="Preformatted_20_Text">
      <style:paragraph-properties fo:margin-left="0.9846in" fo:margin-right="0in" fo:text-indent="0in" style:auto-text-indent="false"/>
      <style:text-properties fo:font-weight="normal" officeooo:rsid="001e39b2" officeooo:paragraph-rsid="001e39b2" style:font-weight-asian="normal" style:font-weight-complex="normal"/>
    </style:style>
    <style:style style:name="P22" style:family="paragraph" style:parent-style-name="Preformatted_20_Text">
      <style:paragraph-properties fo:margin-left="0.9846in" fo:margin-right="0in" fo:text-indent="0in" style:auto-text-indent="false"/>
      <style:text-properties fo:font-weight="normal" officeooo:rsid="001e4150" officeooo:paragraph-rsid="001e4150" style:font-weight-asian="normal" style:font-weight-complex="normal"/>
    </style:style>
    <style:style style:name="P23" style:family="paragraph" style:parent-style-name="Preformatted_20_Text">
      <style:paragraph-properties fo:margin-left="0.9846in" fo:margin-right="0in" fo:text-indent="0in" style:auto-text-indent="false"/>
      <style:text-properties fo:font-weight="bold" officeooo:rsid="001f4581" officeooo:paragraph-rsid="001f4581" style:font-weight-asian="bold" style:font-weight-complex="bold"/>
    </style:style>
    <style:style style:name="P24" style:family="paragraph" style:parent-style-name="Preformatted_20_Text">
      <style:paragraph-properties fo:margin-left="0.9846in" fo:margin-right="0in" fo:text-indent="0in" style:auto-text-indent="false"/>
      <style:text-properties fo:font-weight="bold" officeooo:rsid="00227730" officeooo:paragraph-rsid="00227730" style:font-weight-asian="bold" style:font-weight-complex="bold"/>
    </style:style>
    <style:style style:name="P25" style:family="paragraph" style:parent-style-name="Preformatted_20_Text">
      <style:paragraph-properties fo:margin-left="0.9846in" fo:margin-right="0in" fo:text-indent="0in" style:auto-text-indent="false"/>
      <style:text-properties fo:font-weight="bold" officeooo:rsid="0034346e" officeooo:paragraph-rsid="0034346e" style:font-weight-asian="bold" style:font-weight-complex="bold"/>
    </style:style>
    <style:style style:name="P26" style:family="paragraph" style:parent-style-name="Preformatted_20_Text">
      <style:paragraph-properties fo:margin-left="0.9846in" fo:margin-right="0in" fo:text-indent="0in" style:auto-text-indent="false"/>
      <style:text-properties fo:font-weight="bold" officeooo:rsid="002c2bfe" officeooo:paragraph-rsid="001f4581" style:font-weight-asian="bold" style:font-weight-complex="bold"/>
    </style:style>
    <style:style style:name="P27" style:family="paragraph" style:parent-style-name="Preformatted_20_Text">
      <style:paragraph-properties fo:margin-left="0.9846in" fo:margin-right="0in" fo:text-indent="0in" style:auto-text-indent="false"/>
      <style:text-properties fo:font-weight="normal" officeooo:rsid="00227730" officeooo:paragraph-rsid="00227730" style:font-weight-asian="normal" style:font-weight-complex="normal"/>
    </style:style>
    <style:style style:name="P28" style:family="paragraph" style:parent-style-name="Preformatted_20_Text">
      <style:paragraph-properties fo:margin-left="0.9846in" fo:margin-right="0in" fo:text-indent="0in" style:auto-text-indent="false"/>
      <style:text-properties fo:font-weight="bold" officeooo:rsid="001e39b2" officeooo:paragraph-rsid="001e39b2" style:font-weight-asian="bold" style:font-weight-complex="bold"/>
    </style:style>
    <style:style style:name="P29" style:family="paragraph" style:parent-style-name="Preformatted_20_Text">
      <style:text-properties fo:font-weight="bold" officeooo:rsid="001a31f9" officeooo:paragraph-rsid="001a31f9" style:font-weight-asian="bold" style:font-weight-complex="bold"/>
    </style:style>
    <style:style style:name="P30" style:family="paragraph" style:parent-style-name="Preformatted_20_Text">
      <style:text-properties fo:font-weight="bold" officeooo:rsid="003f743b" officeooo:paragraph-rsid="003f743b" style:font-weight-asian="bold" style:font-weight-complex="bold"/>
    </style:style>
    <style:style style:name="P31" style:family="paragraph" style:parent-style-name="Preformatted_20_Text">
      <style:paragraph-properties fo:margin-left="0in" fo:margin-right="0in" fo:text-indent="0in" style:auto-text-indent="false"/>
      <style:text-properties fo:font-weight="bold" officeooo:rsid="002552f9" officeooo:paragraph-rsid="002552f9" style:font-weight-asian="bold" style:font-weight-complex="bold"/>
    </style:style>
    <style:style style:name="P32" style:family="paragraph" style:parent-style-name="Preformatted_20_Text">
      <style:paragraph-properties fo:margin-left="0in" fo:margin-right="0in" fo:text-indent="0in" style:auto-text-indent="false"/>
      <style:text-properties fo:font-weight="bold" officeooo:rsid="003c744d" officeooo:paragraph-rsid="003c744d" style:font-weight-asian="bold" style:font-weight-complex="bold"/>
    </style:style>
    <style:style style:name="P33" style:family="paragraph" style:parent-style-name="Preformatted_20_Text">
      <style:paragraph-properties fo:margin-left="0in" fo:margin-right="0in" fo:text-indent="0in" style:auto-text-indent="false"/>
      <style:text-properties fo:font-weight="bold" officeooo:rsid="003c744d" officeooo:paragraph-rsid="003e25b6" style:font-weight-asian="bold" style:font-weight-complex="bold"/>
    </style:style>
    <style:style style:name="P34" style:family="paragraph" style:parent-style-name="Preformatted_20_Text">
      <style:paragraph-properties fo:margin-left="0in" fo:margin-right="0in" fo:text-indent="0in" style:auto-text-indent="false"/>
      <style:text-properties fo:font-weight="bold" officeooo:rsid="002ce1ee" officeooo:paragraph-rsid="002ce1ee" style:font-weight-asian="bold" style:font-weight-complex="bold"/>
    </style:style>
    <style:style style:name="P35" style:family="paragraph" style:parent-style-name="Preformatted_20_Text">
      <style:paragraph-properties fo:margin-left="0in" fo:margin-right="0in" fo:text-indent="0in" style:auto-text-indent="false"/>
      <style:text-properties fo:font-weight="bold" officeooo:rsid="004ef7cb" officeooo:paragraph-rsid="004f1751" style:font-weight-asian="bold" style:font-weight-complex="bold"/>
    </style:style>
    <style:style style:name="P36" style:family="paragraph" style:parent-style-name="Preformatted_20_Text">
      <style:paragraph-properties fo:margin-left="0in" fo:margin-right="0in" fo:text-indent="0in" style:auto-text-indent="false"/>
      <style:text-properties fo:font-style="normal" fo:font-weight="bold" officeooo:rsid="002552f9" officeooo:paragraph-rsid="0044b4e0" style:font-style-asian="normal" style:font-weight-asian="bold" style:font-style-complex="normal" style:font-weight-complex="bold"/>
    </style:style>
    <style:style style:name="P37" style:family="paragraph" style:parent-style-name="Preformatted_20_Text">
      <style:paragraph-properties fo:margin-left="0in" fo:margin-right="0in" fo:text-indent="0in" style:auto-text-indent="false"/>
      <style:text-properties fo:font-style="normal" fo:font-weight="normal" officeooo:rsid="0045261e" officeooo:paragraph-rsid="0045261e" style:font-style-asian="normal" style:font-weight-asian="normal" style:font-style-complex="normal" style:font-weight-complex="normal"/>
    </style:style>
    <style:style style:name="P38" style:family="paragraph" style:parent-style-name="Preformatted_20_Text">
      <style:paragraph-properties fo:margin-left="0in" fo:margin-right="0in" fo:text-indent="0in" style:auto-text-indent="false"/>
      <style:text-properties fo:font-weight="normal" officeooo:rsid="004b6a16" officeooo:paragraph-rsid="004b6a16" style:font-weight-asian="normal" style:font-weight-complex="normal"/>
    </style:style>
    <style:style style:name="P39" style:family="paragraph" style:parent-style-name="Preformatted_20_Text">
      <style:paragraph-properties fo:margin-left="0in" fo:margin-right="0in" fo:text-indent="0in" style:auto-text-indent="false"/>
      <style:text-properties fo:font-weight="normal" officeooo:rsid="00572b8d" officeooo:paragraph-rsid="00572b8d" style:font-weight-asian="normal" style:font-weight-complex="normal"/>
    </style:style>
    <style:style style:name="P40" style:family="paragraph" style:parent-style-name="Preformatted_20_Text">
      <style:paragraph-properties fo:margin-left="0in" fo:margin-right="0in" fo:text-indent="0in" style:auto-text-indent="false"/>
      <style:text-properties fo:font-weight="normal" officeooo:rsid="00577e6c" officeooo:paragraph-rsid="00577e6c" style:font-weight-asian="normal" style:font-weight-complex="normal"/>
    </style:style>
    <style:style style:name="P41" style:family="paragraph" style:parent-style-name="Preformatted_20_Text">
      <style:paragraph-properties fo:margin-left="0in" fo:margin-right="0in" fo:text-indent="0in" style:auto-text-indent="false" fo:break-before="page"/>
      <style:text-properties fo:font-style="normal" fo:font-weight="bold" officeooo:rsid="002552f9" officeooo:paragraph-rsid="0044b4e0" style:font-style-asian="normal" style:font-weight-asian="bold" style:font-style-complex="normal" style:font-weight-complex="bold"/>
    </style:style>
    <style:style style:name="P42" style:family="paragraph" style:parent-style-name="Preformatted_20_Text">
      <style:paragraph-properties fo:margin-left="0.4925in" fo:margin-right="0in" fo:text-indent="0in" style:auto-text-indent="false"/>
      <style:text-properties fo:font-weight="bold" officeooo:rsid="0026496f" officeooo:paragraph-rsid="0026496f" style:font-weight-asian="bold" style:font-weight-complex="bold"/>
    </style:style>
    <style:style style:name="P43" style:family="paragraph" style:parent-style-name="Preformatted_20_Text">
      <style:paragraph-properties fo:margin-left="0.4925in" fo:margin-right="0in" fo:text-indent="0in" style:auto-text-indent="false"/>
      <style:text-properties fo:font-weight="bold" officeooo:rsid="003e9cdb" officeooo:paragraph-rsid="003e9cdb" style:font-weight-asian="bold" style:font-weight-complex="bold"/>
    </style:style>
    <style:style style:name="P44" style:family="paragraph" style:parent-style-name="Preformatted_20_Text">
      <style:paragraph-properties fo:margin-left="0.4925in" fo:margin-right="0in" fo:text-indent="0in" style:auto-text-indent="false"/>
      <style:text-properties fo:font-weight="normal" officeooo:rsid="0038ea50" officeooo:paragraph-rsid="0038ea50" style:font-weight-asian="normal" style:font-weight-complex="normal"/>
    </style:style>
    <style:style style:name="P45" style:family="paragraph" style:parent-style-name="Preformatted_20_Text">
      <style:paragraph-properties fo:margin-left="0.4925in" fo:margin-right="0in" fo:text-indent="0in" style:auto-text-indent="false"/>
      <style:text-properties fo:font-weight="normal" officeooo:rsid="0026496f" officeooo:paragraph-rsid="0026496f" style:font-weight-asian="normal" style:font-weight-complex="normal"/>
    </style:style>
    <style:style style:name="P46" style:family="paragraph" style:parent-style-name="Preformatted_20_Text">
      <style:paragraph-properties fo:margin-left="0in" fo:margin-right="0in" fo:text-indent="0in" style:auto-text-indent="false"/>
      <style:text-properties fo:font-weight="bold" officeooo:rsid="0026496f" officeooo:paragraph-rsid="0026496f" style:font-weight-asian="bold" style:font-weight-complex="bold"/>
    </style:style>
    <style:style style:name="P47" style:family="paragraph" style:parent-style-name="Preformatted_20_Text">
      <style:paragraph-properties fo:margin-left="0in" fo:margin-right="0in" fo:text-indent="0in" style:auto-text-indent="false"/>
      <style:text-properties fo:font-weight="bold" officeooo:rsid="003e25b6" officeooo:paragraph-rsid="003e25b6" style:font-weight-asian="bold" style:font-weight-complex="bold"/>
    </style:style>
    <style:style style:name="P48" style:family="paragraph" style:parent-style-name="Preformatted_20_Text">
      <style:paragraph-properties fo:margin-left="0.4925in" fo:margin-right="0in" fo:text-indent="0in" style:auto-text-indent="false"/>
      <style:text-properties fo:font-style="normal" fo:font-weight="bold" officeooo:rsid="003e9cdb" officeooo:paragraph-rsid="003e9cdb" style:font-style-asian="normal" style:font-weight-asian="bold" style:font-style-complex="normal" style:font-weight-complex="bold"/>
    </style:style>
    <style:style style:name="P49" style:family="paragraph" style:parent-style-name="Preformatted_20_Text">
      <style:paragraph-properties fo:margin-left="0.4925in" fo:margin-right="0in" fo:text-indent="0in" style:auto-text-indent="false"/>
      <style:text-properties fo:font-style="normal" fo:font-weight="bold" officeooo:rsid="0045261e" officeooo:paragraph-rsid="0045261e" style:font-style-asian="normal" style:font-weight-asian="bold" style:font-style-complex="normal" style:font-weight-complex="bold"/>
    </style:style>
    <style:style style:name="P50" style:family="paragraph" style:parent-style-name="Preformatted_20_Text">
      <style:paragraph-properties fo:margin-left="0.4925in" fo:margin-right="0in" fo:text-indent="0in" style:auto-text-indent="false"/>
      <style:text-properties fo:font-style="normal" fo:font-weight="bold" officeooo:rsid="0048311c" officeooo:paragraph-rsid="0048311c" style:font-style-asian="normal" style:font-weight-asian="bold" style:font-style-complex="normal" style:font-weight-complex="bold"/>
    </style:style>
    <style:style style:name="P51" style:family="paragraph" style:parent-style-name="Preformatted_20_Text">
      <style:paragraph-properties fo:margin-left="0.4925in" fo:margin-right="0in" fo:text-indent="0in" style:auto-text-indent="false"/>
      <style:text-properties fo:font-style="normal" fo:font-weight="normal" officeooo:rsid="003f743b" officeooo:paragraph-rsid="003f743b" style:font-style-asian="normal" style:font-weight-asian="normal" style:font-style-complex="normal" style:font-weight-complex="normal"/>
    </style:style>
    <style:style style:name="P52" style:family="paragraph" style:parent-style-name="Preformatted_20_Text">
      <style:paragraph-properties fo:margin-left="0.4925in" fo:margin-right="0in" fo:text-indent="0in" style:auto-text-indent="false"/>
      <style:text-properties fo:font-style="normal" fo:font-weight="normal" officeooo:rsid="00435101" officeooo:paragraph-rsid="00435101" style:font-style-asian="normal" style:font-weight-asian="normal" style:font-style-complex="normal" style:font-weight-complex="normal"/>
    </style:style>
    <style:style style:name="P53" style:family="paragraph" style:parent-style-name="Preformatted_20_Text">
      <style:paragraph-properties fo:margin-left="0.4925in" fo:margin-right="0in" fo:text-indent="0in" style:auto-text-indent="false"/>
      <style:text-properties fo:font-style="normal" fo:font-weight="normal" officeooo:rsid="004707fd" officeooo:paragraph-rsid="004707fd" style:font-style-asian="normal" style:font-weight-asian="normal" style:font-style-complex="normal" style:font-weight-complex="normal"/>
    </style:style>
    <style:style style:name="P54" style:family="paragraph" style:parent-style-name="Preformatted_20_Text">
      <style:paragraph-properties fo:margin-left="0.4925in" fo:margin-right="0in" fo:text-indent="0in" style:auto-text-indent="false"/>
      <style:text-properties fo:font-style="normal" fo:font-weight="normal" officeooo:rsid="0048311c" officeooo:paragraph-rsid="0048311c" style:font-style-asian="normal" style:font-weight-asian="normal" style:font-style-complex="normal" style:font-weight-complex="normal"/>
    </style:style>
    <style:style style:name="P55" style:family="paragraph" style:parent-style-name="Preformatted_20_Text">
      <style:paragraph-properties fo:margin-left="0.4925in" fo:margin-right="0in" fo:text-indent="0in" style:auto-text-indent="false"/>
      <style:text-properties fo:font-style="normal" fo:font-weight="normal" officeooo:rsid="004b6a16" officeooo:paragraph-rsid="004b6a16" style:font-style-asian="normal" style:font-weight-asian="normal" style:font-style-complex="normal" style:font-weight-complex="normal"/>
    </style:style>
    <style:style style:name="P56" style:family="paragraph" style:parent-style-name="Preformatted_20_Text">
      <style:paragraph-properties fo:margin-left="0.4925in" fo:margin-right="0in" fo:text-indent="0in" style:auto-text-indent="false"/>
      <style:text-properties fo:font-style="normal" fo:font-weight="normal" officeooo:paragraph-rsid="004707fd"/>
    </style:style>
    <style:style style:name="P57" style:family="paragraph" style:parent-style-name="Preformatted_20_Text">
      <style:paragraph-properties fo:margin-left="0.4925in" fo:margin-right="0in" fo:text-indent="0in" style:auto-text-indent="false"/>
      <style:text-properties fo:font-weight="bold" officeooo:rsid="002ce1ee" officeooo:paragraph-rsid="002ce1ee" style:font-weight-asian="bold" style:font-weight-complex="bold"/>
    </style:style>
    <style:style style:name="P58" style:family="paragraph" style:parent-style-name="Preformatted_20_Text">
      <style:paragraph-properties fo:margin-left="0.4925in" fo:margin-right="0in" fo:text-indent="0in" style:auto-text-indent="false"/>
      <style:text-properties fo:font-weight="bold" officeooo:rsid="003f743b" officeooo:paragraph-rsid="003f743b" style:font-weight-asian="bold" style:font-weight-complex="bold"/>
    </style:style>
    <style:style style:name="P59" style:family="paragraph" style:parent-style-name="Preformatted_20_Text">
      <style:paragraph-properties fo:margin-left="0.4925in" fo:margin-right="0in" fo:text-indent="0in" style:auto-text-indent="false"/>
      <style:text-properties fo:font-weight="bold" officeooo:rsid="004b6a16" officeooo:paragraph-rsid="004b6a16" style:font-weight-asian="bold" style:font-weight-complex="bold"/>
    </style:style>
    <style:style style:name="P60" style:family="paragraph" style:parent-style-name="Preformatted_20_Text">
      <style:paragraph-properties fo:margin-left="0.4925in" fo:margin-right="0in" fo:text-indent="0in" style:auto-text-indent="false"/>
      <style:text-properties fo:font-weight="bold" officeooo:rsid="004ef7cb" officeooo:paragraph-rsid="004ef7cb" style:font-weight-asian="bold" style:font-weight-complex="bold"/>
    </style:style>
    <style:style style:name="P61" style:family="paragraph" style:parent-style-name="Preformatted_20_Text">
      <style:paragraph-properties fo:margin-left="0.4925in" fo:margin-right="0in" fo:text-indent="0in" style:auto-text-indent="false"/>
      <style:text-properties fo:font-weight="bold" officeooo:rsid="004ef7cb" officeooo:paragraph-rsid="004f1751" style:font-weight-asian="bold" style:font-weight-complex="bold"/>
    </style:style>
    <style:style style:name="P62" style:family="paragraph" style:parent-style-name="Preformatted_20_Text">
      <style:paragraph-properties fo:margin-left="0.4925in" fo:margin-right="0in" fo:text-indent="0in" style:auto-text-indent="false"/>
      <style:text-properties fo:font-weight="bold" officeooo:rsid="004f1751" officeooo:paragraph-rsid="004f1751" style:font-weight-asian="bold" style:font-weight-complex="bold"/>
    </style:style>
    <style:style style:name="P63" style:family="paragraph" style:parent-style-name="Preformatted_20_Text">
      <style:paragraph-properties fo:margin-left="0.4925in" fo:margin-right="0in" fo:text-indent="0in" style:auto-text-indent="false"/>
      <style:text-properties fo:font-weight="bold" officeooo:rsid="004ff95a" officeooo:paragraph-rsid="004ff95a" style:font-weight-asian="bold" style:font-weight-complex="bold"/>
    </style:style>
    <style:style style:name="P64" style:family="paragraph" style:parent-style-name="Preformatted_20_Text">
      <style:paragraph-properties fo:margin-left="0.4925in" fo:margin-right="0in" fo:text-indent="0in" style:auto-text-indent="false"/>
      <style:text-properties fo:font-weight="bold" officeooo:rsid="0051cabf" officeooo:paragraph-rsid="0051cabf" style:font-weight-asian="bold" style:font-weight-complex="bold"/>
    </style:style>
    <style:style style:name="P65" style:family="paragraph" style:parent-style-name="Preformatted_20_Text">
      <style:paragraph-properties fo:margin-left="0.4925in" fo:margin-right="0in" fo:text-indent="0in" style:auto-text-indent="false"/>
      <style:text-properties fo:font-weight="bold" officeooo:rsid="00572b8d" officeooo:paragraph-rsid="00572b8d" style:font-weight-asian="bold" style:font-weight-complex="bold"/>
    </style:style>
    <style:style style:name="P66" style:family="paragraph" style:parent-style-name="Preformatted_20_Text">
      <style:paragraph-properties fo:margin-left="0.4925in" fo:margin-right="0in" fo:text-indent="0in" style:auto-text-indent="false"/>
      <style:text-properties fo:font-weight="normal" officeooo:rsid="004b6a16" officeooo:paragraph-rsid="004b6a16" style:font-weight-asian="normal" style:font-weight-complex="normal"/>
    </style:style>
    <style:style style:name="P67" style:family="paragraph" style:parent-style-name="Preformatted_20_Text">
      <style:paragraph-properties fo:margin-left="0.4925in" fo:margin-right="0in" fo:text-indent="0in" style:auto-text-indent="false"/>
      <style:text-properties fo:font-weight="normal" officeooo:rsid="004d3d06" officeooo:paragraph-rsid="004d3d06" style:font-weight-asian="normal" style:font-weight-complex="normal"/>
    </style:style>
    <style:style style:name="P68" style:family="paragraph" style:parent-style-name="Preformatted_20_Text">
      <style:paragraph-properties fo:margin-left="0.4925in" fo:margin-right="0in" fo:text-indent="0in" style:auto-text-indent="false"/>
      <style:text-properties fo:font-weight="normal" officeooo:rsid="004ff95a" officeooo:paragraph-rsid="004ff95a" style:font-weight-asian="normal" style:font-weight-complex="normal"/>
    </style:style>
    <style:style style:name="P69" style:family="paragraph" style:parent-style-name="Preformatted_20_Text">
      <style:paragraph-properties fo:margin-left="0.4925in" fo:margin-right="0in" fo:text-indent="0in" style:auto-text-indent="false"/>
      <style:text-properties fo:font-weight="normal" officeooo:rsid="0051cabf" officeooo:paragraph-rsid="0051cabf" style:font-weight-asian="normal" style:font-weight-complex="normal"/>
    </style:style>
    <style:style style:name="P70" style:family="paragraph" style:parent-style-name="Preformatted_20_Text">
      <style:paragraph-properties fo:margin-left="0.4925in" fo:margin-right="0in" fo:text-indent="0in" style:auto-text-indent="false"/>
      <style:text-properties fo:font-weight="normal" officeooo:rsid="00545394" officeooo:paragraph-rsid="00545394" style:font-weight-asian="normal" style:font-weight-complex="normal"/>
    </style:style>
    <style:style style:name="P71" style:family="paragraph" style:parent-style-name="Preformatted_20_Text">
      <style:paragraph-properties fo:margin-left="0.4925in" fo:margin-right="0in" fo:text-indent="0in" style:auto-text-indent="false"/>
      <style:text-properties fo:font-weight="normal" officeooo:rsid="00577e6c" officeooo:paragraph-rsid="00577e6c" style:font-weight-asian="normal" style:font-weight-complex="normal"/>
    </style:style>
    <style:style style:name="P72" style:family="paragraph" style:parent-style-name="Preformatted_20_Text">
      <style:paragraph-properties fo:margin-left="0.9846in" fo:margin-right="0in" fo:text-indent="0in" style:auto-text-indent="false"/>
      <style:text-properties fo:font-style="normal" fo:font-weight="normal" officeooo:rsid="00435101" officeooo:paragraph-rsid="00435101" style:font-style-asian="normal" style:font-weight-asian="normal" style:font-style-complex="normal" style:font-weight-complex="normal"/>
    </style:style>
    <style:style style:name="P73" style:family="paragraph" style:parent-style-name="Preformatted_20_Text">
      <style:paragraph-properties fo:margin-left="0.9846in" fo:margin-right="0in" fo:text-indent="0in" style:auto-text-indent="false"/>
      <style:text-properties fo:font-style="normal" fo:font-weight="normal" officeooo:rsid="0048311c" officeooo:paragraph-rsid="0048311c" style:font-style-asian="normal" style:font-weight-asian="normal" style:font-style-complex="normal" style:font-weight-complex="normal"/>
    </style:style>
    <style:style style:name="P74" style:family="paragraph" style:parent-style-name="Preformatted_20_Text">
      <style:paragraph-properties fo:margin-left="0.9846in" fo:margin-right="0in" fo:text-indent="0in" style:auto-text-indent="false"/>
      <style:text-properties fo:font-style="normal" fo:font-weight="normal" officeooo:rsid="00496c5d" officeooo:paragraph-rsid="00496c5d" style:font-style-asian="normal" style:font-weight-asian="normal" style:font-style-complex="normal" style:font-weight-complex="normal"/>
    </style:style>
    <style:style style:name="P75" style:family="paragraph" style:parent-style-name="Preformatted_20_Text">
      <style:paragraph-properties fo:margin-left="0.9846in" fo:margin-right="0in" fo:text-indent="0in" style:auto-text-indent="false"/>
      <style:text-properties fo:font-style="normal" fo:font-weight="bold" officeooo:rsid="0045261e" officeooo:paragraph-rsid="0045261e" style:font-style-asian="normal" style:font-weight-asian="bold" style:font-style-complex="normal" style:font-weight-complex="bold"/>
    </style:style>
    <style:style style:name="P76" style:family="paragraph" style:parent-style-name="Preformatted_20_Text">
      <style:paragraph-properties fo:margin-left="0.9846in" fo:margin-right="0in" fo:text-indent="0in" style:auto-text-indent="false"/>
      <style:text-properties fo:font-style="normal" fo:font-weight="bold" officeooo:rsid="004707fd" officeooo:paragraph-rsid="004707fd" style:font-style-asian="normal" style:font-weight-asian="bold" style:font-style-complex="normal" style:font-weight-complex="bold"/>
    </style:style>
    <style:style style:name="P77" style:family="paragraph" style:parent-style-name="Preformatted_20_Text">
      <style:paragraph-properties fo:margin-left="0.9846in" fo:margin-right="0in" fo:text-indent="0in" style:auto-text-indent="false"/>
      <style:text-properties fo:font-style="normal" fo:font-weight="bold" officeooo:rsid="00478960" officeooo:paragraph-rsid="00478960" style:font-style-asian="normal" style:font-weight-asian="bold" style:font-style-complex="normal" style:font-weight-complex="bold"/>
    </style:style>
    <style:style style:name="P78" style:family="paragraph" style:parent-style-name="Preformatted_20_Text">
      <style:paragraph-properties fo:margin-left="0.9846in" fo:margin-right="0in" fo:text-indent="0in" style:auto-text-indent="false"/>
      <style:text-properties fo:font-style="normal" fo:font-weight="bold" officeooo:rsid="0048311c" officeooo:paragraph-rsid="0048311c" style:font-style-asian="normal" style:font-weight-asian="bold" style:font-style-complex="normal" style:font-weight-complex="bold"/>
    </style:style>
    <style:style style:name="P79" style:family="paragraph" style:parent-style-name="Preformatted_20_Text">
      <style:paragraph-properties fo:margin-left="0.9846in" fo:margin-right="0in" fo:text-indent="0in" style:auto-text-indent="false"/>
      <style:text-properties fo:font-style="normal" fo:font-weight="bold" officeooo:rsid="00496c5d" officeooo:paragraph-rsid="00496c5d" style:font-style-asian="normal" style:font-weight-asian="bold" style:font-style-complex="normal" style:font-weight-complex="bold"/>
    </style:style>
    <style:style style:name="P80" style:family="paragraph" style:parent-style-name="Preformatted_20_Text">
      <style:paragraph-properties fo:margin-left="0.9846in" fo:margin-right="0in" fo:text-indent="0in" style:auto-text-indent="false"/>
      <style:text-properties fo:font-style="normal" fo:font-weight="bold" officeooo:rsid="00478960" officeooo:paragraph-rsid="00478960" style:font-weight-asian="bold" style:font-weight-complex="bold"/>
    </style:style>
    <style:style style:name="P81" style:family="paragraph" style:parent-style-name="Preformatted_20_Text">
      <style:paragraph-properties fo:margin-left="0.9846in" fo:margin-right="0in" fo:text-indent="0in" style:auto-text-indent="false"/>
      <style:text-properties fo:font-weight="normal" officeooo:rsid="004d3d06" officeooo:paragraph-rsid="004d3d06" style:font-weight-asian="normal" style:font-weight-complex="normal"/>
    </style:style>
    <style:style style:name="P82" style:family="paragraph" style:parent-style-name="Preformatted_20_Text">
      <style:paragraph-properties fo:margin-left="0.9846in" fo:margin-right="0in" fo:text-indent="0in" style:auto-text-indent="false"/>
      <style:text-properties fo:font-weight="bold" officeooo:rsid="004b6a16" officeooo:paragraph-rsid="004b6a16" style:font-weight-asian="bold" style:font-weight-complex="bold"/>
    </style:style>
    <style:style style:name="P83" style:family="paragraph" style:parent-style-name="Preformatted_20_Text">
      <style:paragraph-properties fo:margin-left="0.9846in" fo:margin-right="0in" fo:text-indent="0in" style:auto-text-indent="false"/>
      <style:text-properties fo:font-weight="bold" officeooo:rsid="004d3d06" officeooo:paragraph-rsid="004d3d06"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3c43b" style:font-weight-asian="normal" style:font-weight-complex="normal"/>
    </style:style>
    <style:style style:name="T4" style:family="text">
      <style:text-properties fo:font-weight="normal" officeooo:rsid="00337933" style:font-weight-asian="normal" style:font-weight-complex="normal"/>
    </style:style>
    <style:style style:name="T5" style:family="text">
      <style:text-properties fo:font-weight="normal" officeooo:rsid="0034346e" style:font-weight-asian="normal" style:font-weight-complex="normal"/>
    </style:style>
    <style:style style:name="T6" style:family="text">
      <style:text-properties fo:font-weight="normal" officeooo:rsid="00350642" style:font-weight-asian="normal" style:font-weight-complex="normal"/>
    </style:style>
    <style:style style:name="T7" style:family="text">
      <style:text-properties fo:font-weight="normal" officeooo:rsid="00370217" style:font-weight-asian="normal" style:font-weight-complex="normal"/>
    </style:style>
    <style:style style:name="T8" style:family="text">
      <style:text-properties officeooo:rsid="001ae868"/>
    </style:style>
    <style:style style:name="T9" style:family="text">
      <style:text-properties fo:font-style="italic" officeooo:rsid="001ae868" style:font-style-asian="italic" style:font-style-complex="italic"/>
    </style:style>
    <style:style style:name="T10" style:family="text">
      <style:text-properties fo:font-style="italic" fo:font-weight="bold" officeooo:rsid="003e25b6" style:font-style-asian="italic" style:font-weight-asian="bold" style:font-style-complex="italic" style:font-weight-complex="bold"/>
    </style:style>
    <style:style style:name="T11" style:family="text">
      <style:text-properties fo:font-style="italic" fo:font-weight="bold" officeooo:rsid="003e9cdb" style:font-style-asian="italic" style:font-weight-asian="bold" style:font-style-complex="italic" style:font-weight-complex="bold"/>
    </style:style>
    <style:style style:name="T12" style:family="text">
      <style:text-properties officeooo:rsid="001c53b2"/>
    </style:style>
    <style:style style:name="T13" style:family="text">
      <style:text-properties officeooo:rsid="001f4581"/>
    </style:style>
    <style:style style:name="T14" style:family="text">
      <style:text-properties officeooo:rsid="002132ce"/>
    </style:style>
    <style:style style:name="T15" style:family="text">
      <style:text-properties officeooo:rsid="00227730"/>
    </style:style>
    <style:style style:name="T16" style:family="text">
      <style:text-properties officeooo:rsid="0023c43b"/>
    </style:style>
    <style:style style:name="T17" style:family="text">
      <style:text-properties officeooo:rsid="00285ea2"/>
    </style:style>
    <style:style style:name="T18" style:family="text">
      <style:text-properties officeooo:rsid="002ae5c5"/>
    </style:style>
    <style:style style:name="T19" style:family="text">
      <style:text-properties officeooo:rsid="002c2bfe"/>
    </style:style>
    <style:style style:name="T20" style:family="text">
      <style:text-properties officeooo:rsid="002ed1ed"/>
    </style:style>
    <style:style style:name="T21" style:family="text">
      <style:text-properties officeooo:rsid="0038ea50"/>
    </style:style>
    <style:style style:name="T22" style:family="text">
      <style:text-properties officeooo:rsid="003e25b6"/>
    </style:style>
    <style:style style:name="T23" style:family="text">
      <style:text-properties officeooo:rsid="003f743b"/>
    </style:style>
    <style:style style:name="T24" style:family="text">
      <style:text-properties officeooo:rsid="00416cbb"/>
    </style:style>
    <style:style style:name="T25" style:family="text">
      <style:text-properties officeooo:rsid="00443e2c"/>
    </style:style>
    <style:style style:name="T26" style:family="text">
      <style:text-properties officeooo:rsid="0045261e"/>
    </style:style>
    <style:style style:name="T27" style:family="text">
      <style:text-properties officeooo:rsid="00478960"/>
    </style:style>
    <style:style style:name="T28" style:family="text">
      <style:text-properties officeooo:rsid="004707fd" style:font-style-asian="normal" style:font-weight-asian="normal" style:font-style-complex="normal" style:font-weight-complex="normal"/>
    </style:style>
    <style:style style:name="T29" style:family="text">
      <style:text-properties style:font-style-asian="normal" style:font-style-complex="normal"/>
    </style:style>
    <style:style style:name="T30" style:family="text">
      <style:text-properties officeooo:rsid="004707fd" style:font-style-asian="normal" style:font-style-complex="normal"/>
    </style:style>
    <style:style style:name="T31" style:family="text">
      <style:text-properties officeooo:rsid="0048311c"/>
    </style:style>
    <style:style style:name="T32" style:family="text">
      <style:text-properties officeooo:rsid="00496c5d"/>
    </style:style>
    <style:style style:name="T33" style:family="text">
      <style:text-properties officeooo:rsid="004b6a16"/>
    </style:style>
    <style:style style:name="T34" style:family="text">
      <style:text-properties officeooo:rsid="004d3d06"/>
    </style:style>
    <style:style style:name="T35" style:family="text">
      <style:text-properties officeooo:rsid="004ef7cb"/>
    </style:style>
    <style:style style:name="T36" style:family="text">
      <style:text-properties officeooo:rsid="004ff95a"/>
    </style:style>
    <style:style style:name="T37" style:family="text">
      <style:text-properties officeooo:rsid="005374bf"/>
    </style:style>
    <style:style style:name="T38" style:family="text">
      <style:text-properties officeooo:rsid="00545394"/>
    </style:style>
    <style:style style:name="T39" style:family="text">
      <style:text-properties officeooo:rsid="00572b8d"/>
    </style:style>
    <style:style style:name="T40" style:family="text">
      <style:text-properties officeooo:rsid="00577e6c"/>
    </style:style>
    <style:style style:name="T41" style:family="text">
      <style:text-properties officeooo:rsid="00578829"/>
    </style:style>
    <style:style style:name="T42" style:family="text">
      <style:text-properties officeooo:rsid="005935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itle: Electronic thermal conductance in graphene via electrical noise</text:p>
      <text:p text:style-name="P2"/>
      <text:p text:style-name="P2">Abstract</text:p>
      <text:p text:style-name="P1"/>
      <text:p text:style-name="P2">Intro</text:p>
      <text:p text:style-name="P1"/>
      <text:p text:style-name="P2">Chapter: Johnson noise thermometry</text:p>
      <text:p text:style-name="P1">outline the basic idea and strict requirements of measuring temperature in 2D systems. Need something non-invasive, layer distinguishing, and electron/phonon distinguishing. Radiation thermometry meets all these requirements. Johnson noise is analogous to this</text:p>
      <text:p text:style-name="P1"/>
      <text:p text:style-name="P1"><text:tab/><text:span text:style-name="T1">Section: thermal noise in resistors</text:span></text:p>
      <text:p text:style-name="P10">history of Johnson-Nyquist noise. Derive voltage fluctuations historically: first thermodynamically, then fluctuation dissipation, then microscopically. <text:span text:style-name="T14">Gaussian distributed.</text:span></text:p>
      <text:p text:style-name="P10"/>
      <text:p text:style-name="P6">Section: noise in resistor networks “<text:span text:style-name="T32">The Johnson noise temperature”</text:span></text:p>
      <text:p text:style-name="P12"><text:span text:style-name="T15">copy from geometric factor: What happens when we have many resistors with different R and T. When a</text:span>dding two Gaussians together you add the means and the variances. Therefore, if two resistors are in series, <text:span text:style-name="T15">their noise fluctuations combines by add their</text:span> voltage squared fluc<text:span text:style-name="T15">t</text:span>uations. <text:span text:style-name="T15">Similarly in two resistors in parallel you will add their current squared fluctuations. Introduce the concept of a Johnson noise temperature.</text:span></text:p>
      <text:p text:style-name="P12"/>
      <text:p text:style-name="P24">Subsection: resistors in series</text:p>
      <text:p text:style-name="P27">copy from geometric factor. But include the formula for power.</text:p>
      <text:p text:style-name="P27"/>
      <text:p text:style-name="P24">Subsection: resistors in parallel</text:p>
      <text:p text:style-name="P27">copy from geometric factor. But include the formula for power.</text:p>
      <text:p text:style-name="P27"/>
      <text:p text:style-name="P24">Subsection: arbitrary resistor networks</text:p>
      <text:p text:style-name="P24"><text:span text:style-name="T2">motivate the </text:span><text:span text:style-name="T3">power dissipation </text:span><text:span text:style-name="T2">formula</text:span> <text:span text:style-name="T3">for arbitrary networks.</text:span></text:p>
      <text:p text:style-name="P10"/>
      <text:p text:style-name="P3">Section: Johnson noise in <text:span text:style-name="T12">RF</text:span> circuits</text:p>
      <text:p text:style-name="P10"><text:span text:style-name="T8">derive power formulation of Johnson noise with a gamma term. argument why gamma must always be symmetric in 2 port device (transmission line in and out both terminated by R and T). </text:span><text:span text:style-name="T9">Argument why noise power must be the same for any 2 devices with same 2 port R.</text:span><text:span text:style-name="T8"> Talk about impedance matching (not necessarily specifics but in concept). </text:span>high frequency limits of Johnson noise. <text:span text:style-name="T8">Prober’s low temperature paper. Show high level schematic (APL fig 1a)</text:span></text:p>
      <text:p text:style-name="P10"/>
      <text:p text:style-name="P5">Section: <text:span text:style-name="T14">uncertainty in noise measurements.</text:span></text:p>
      <text:p text:style-name="P13"><text:span text:style-name="T17">Even noise has noise. There are 2 main areas of uncertainty in a noise measurements: The first comes from the fact that noise is stochastic and deals with h</text:span>ow well you know the variance of a Gaussian after measuring some amount of time. If the measurements you take are discrete and uncorrelated then we get the usual 1/sqrt(n) but what to do if we are measuring a continuous signal. Problem stems back to (year) (cite bell labs paper) and n is given by the time bandwidth product. </text:p>
      <text:p text:style-name="P14"><text:span text:style-name="T20">The second source of uncertainty comes from external noise sources such as amplifiers and boils down to the question of the noise you measure, what amount comes from the sample. This can be seen as a constant offset to the sample temperature Tn. Show plot of noise vs T with offset. When we extrapolate the sample temperature to zero we find an offset due to other noise sources. This external noise modifies the uncertainty equation to (noise formula). </text:span>Show plots of 2 signals with different bandwidths. Show fixed bandwidth over time.</text:p>
      <text:p text:style-name="P15"/>
      <text:p text:style-name="P4"><text:soft-page-break/>Section: <text:span text:style-name="T16">i</text:span>mpedance matching</text:p>
      <text:p text:style-name="P11">impedance matching mesoscopic devices has a unique set of challenges: 2-terminal resistance can vary significantly with gate and field, matching circuit must be constant down to cryogenic temperatures, insensitive to strong fields. </text:p>
      <text:p text:style-name="P11"/>
      <text:p text:style-name="P28">Subsection: LC tank circuits</text:p>
      <text:p text:style-name="P21">theory of LC tank matching. Show equations for Z(f). plot real an imaginary impedance verse frequency with crossing at 50+0i. Show equations finding L and C given f0 and R. Show S11 for fixed R sweeping C. Show fixed LC sweeping R.</text:p>
      <text:p text:style-name="P22"><text:span text:style-name="T13">T</text:span>o make components temperature and field insensitive must use non ferrite. <text:span text:style-name="T13">Give component names and numbers. </text:span>Show a plot of temperature stability</text:p>
      <text:p text:style-name="P22"/>
      <text:p text:style-name="P23">Subsection: <text:span text:style-name="T21">m</text:span>ulti-stage matching</text:p>
      <text:p text:style-name="P23"><text:span text:style-name="T2">If resistance will vary by multiple orders of magnitude (e.g. magneto resistance) multi-stage matching networks can be used. Multi-stage LC networks </text:span><text:span text:style-name="T4">allow you to cover a wider area of the resistance-frequency space </text:span><text:span text:style-name="T5">by giving you multiple solutions of Z=50</text:span><text:span text:style-name="T2">. Cell phones use many stages to capture the full range of the human voice (need source). </text:span><text:span text:style-name="T5">If the resistance of the device is fixed we can use multi-stage matching to increase the bandwidth over which we are matched. </text:span><text:span text:style-name="T2">Show real and imaginary components for single vs double stage matching </text:span><text:span text:style-name="T5">(subtract off 50 to show how these are zeros)</text:span><text:span text:style-name="T2">. </text:span><text:span text:style-name="T5">In this plot there are 2 solutions to Z = 50. </text:span><text:span text:style-name="T6">In the R-f plane this looks like <text:s/>(show color plot of solution)</text:span></text:p>
      <text:p text:style-name="P25"><text:span text:style-name="T2">However, if instead </text:span><text:span text:style-name="T6">we want to match to larger range of resistances, we can move one of these </text:span><text:span text:style-name="T7">zeros to a higher resistance. This increases the dynamic range of the matching circuit at the expense of bandwidth.</text:span></text:p>
      <text:p text:style-name="P26"/>
      <text:p text:style-name="P7">Section: <text:span text:style-name="T19">e</text:span>ffective noise temperature</text:p>
      <text:p text:style-name="P17">The effective noise temperature <text:span text:style-name="T17">is the sum of all (unwanted) noise in your system in units of the sample noise temperature. Your signal to noise ratio is given by T/Tn. Tn is a function of</text:span> gamma<text:span text:style-name="T18"> integrated over all frequencies. Show formula for. In practice the frequencies integrated over are determined by filters.</text:span></text:p>
      <text:p text:style-name="P16"/>
      <text:p text:style-name="P9">Section: Calibration</text:p>
      <text:p text:style-name="P44">Since the gain and noise temperature of the circuit <text:span text:style-name="T22">are</text:span> a functio<text:span text:style-name="T22">n of many complicated factors (stray, loss, gain profiles, noise profiles) it is necessary to calibrate. Furthermore its strongly dependent on the device resistance and therefore must be calibrated for every device/measurement circuit. </text:span><text:span text:style-name="T10">Goal is to focus here on general calibration not graphene specifics,</text:span><text:span text:style-name="T11">calibration of graphene will get its own chapter.</text:span></text:p>
      <text:p text:style-name="P44"><text:span text:style-name="T11"/></text:p>
      <text:p text:style-name="P48"><text:span text:style-name="T23">Section</text:span>: Cross-correlat<text:span text:style-name="T23">ed</text:span> noise thermometry</text:p>
      <text:p text:style-name="P51"><text:span text:style-name="T24">One challenge in noise measurements is identifying the noise you wish to measure from the unwanted background noise. In the right circumstances, c</text:span>ross-correlation can used to <text:span text:style-name="T24">average out unwanted noise leaving behind.</text:span></text:p>
      <text:p text:style-name="P52">The idea is to send the noise from the device into 2 independent channels and if the noise on each channel is uncorrelated then you win. Describe the idea in the perfect world. <text:span text:style-name="T25">Show schematic (APL fig 1b). using this you can remove the offset from the amplifiers (APL fig 2). However, this does not reduce the precision of the measurement. The integration time needed to attain a given uncertainty is not reduced (APL fig 3)</text:span></text:p>
      <text:p text:style-name="P72"/>
      <text:p text:style-name="P79">Subsection: multi-terminal cross-correlation</text:p>
      <text:p text:style-name="P74">If cross correlation is used on multiple terminals the overlapping noise can be found similar to the Johnson noise temperature.</text:p>
      <text:p text:style-name="P41">Chapter: Electronic cooling <text:span text:style-name="T26">pathways </text:span>in graphene </text:p>
      <text:p text:style-name="P37">If we heat the electronic system, how is that heat conducted to the bath.</text:p>
      <text:p text:style-name="P36"/>
      <text:p text:style-name="P49">Section: Wiedemann-Franz</text:p>
      <text:p text:style-name="P53">basic mechanism. Electron carry heat away through conduction. Each particle carries a fixed charge and fixed heat capacity. Include equation. Discuss assumptions. Show plot of experimental agreement.</text:p>
      <text:p text:style-name="P49"/>
      <text:p text:style-name="P75">Subsection: Linearization</text:p>
      <text:p text:style-name="P75"/>
      <text:p text:style-name="P79">Subsection: “Hot electron shot noise”</text:p>
      <text:p text:style-name="P49"/>
      <text:p text:style-name="P49">Section: Electron-Phonon coupling</text:p>
      <text:p text:style-name="P56"><text:span text:style-name="T28">general form including delta and Sigma_elph.</text:span></text:p>
      <text:p text:style-name="P56"><text:span text:style-name="T28"/></text:p>
      <text:p text:style-name="P80"><text:span text:style-name="T30">S</text:span><text:span text:style-name="T29">ubsection: Linearization</text:span></text:p>
      <text:p text:style-name="P53"/>
      <text:p text:style-name="P76">S<text:span text:style-name="T27">ubs</text:span>ection: <text:span text:style-name="T27">Bloch-Gruneisen temperature</text:span></text:p>
      <text:p text:style-name="P76"/>
      <text:p text:style-name="P77">Subsection: Acoustic phonon</text:p>
      <text:p text:style-name="P77"/>
      <text:p text:style-name="P77">Subsection: <text:span text:style-name="T31">Intrinsic o</text:span>ptical phon<text:span text:style-name="T31">on</text:span>s</text:p>
      <text:p text:style-name="P77"/>
      <text:p text:style-name="P78">Subsection: Remote optical phonons</text:p>
      <text:p text:style-name="P73">include some table keeping track of the power laws</text:p>
      <text:p text:style-name="P73"/>
      <text:p text:style-name="P50">Section: Photon cooling</text:p>
      <text:p text:style-name="P54">This is Johnson noise and its what you measure</text:p>
      <text:p text:style-name="P54"/>
      <text:p text:style-name="P50">Section: Heat transfer equations</text:p>
      <text:p text:style-name="P54">total heat transfer for the entire system Q=…</text:p>
      <text:p text:style-name="P55">formulate kappa equations for general steady state heating profile</text:p>
      <text:p text:style-name="P49"/>
      <text:p text:style-name="P9"/>
      <text:p text:style-name="P34">Chapter: <text:span text:style-name="T33">T</text:span>hermal conductance <text:span text:style-name="T26">via electrical noise</text:span></text:p>
      <text:p text:style-name="P38">from eq above we see we need apply some sort of known heating profile and then measuring the resulting temperature rise. <text:span text:style-name="T34">Define thermal conductance as Q/T_JN</text:span></text:p>
      <text:p text:style-name="P38"/>
      <text:p text:style-name="P59">Section: rectangular device</text:p>
      <text:p text:style-name="P66">start by just walking through joule heating a rectangular device where the JN temp is the mean temp.</text:p>
      <text:p text:style-name="P66"/>
      <text:p text:style-name="P82">Subsection: <text:span text:style-name="T34">Electronic conduction</text:span> only</text:p>
      <text:p text:style-name="P81">in the absence of phonons the problem can be solved analytically. Derive temperature profile. Show temperature profile. The mean temperature is the JN temperature. The thermal conductance has the usual geometric factors but with an extra factor of 12. If the WF law is formulated as the 2-terminal resistance it gives you the thermal conductance but for this 12. This 12 is related to how electric R is being measured by applying a voltage difference between the terminals while the thermal conductance is via this parabolic profile.</text:p>
      <text:p text:style-name="P81"/>
      <text:p text:style-name="P83">Subsection: Phonon cooling</text:p>
      <text:p text:style-name="P81">If phonons dominate the profile is flat and we cannot <text:span text:style-name="T35">effectively </text:span>measure kappa. However in this limit we can measure the <text:span text:style-name="T35">Sigma_elph and delta.</text:span></text:p>
      <text:p text:style-name="P67"/>
      <text:p text:style-name="P64">Section: Wedge: Johnson noise temperature vs mean temperatures</text:p>
      <text:p text:style-name="P69">unlike the simple rectangle where the <text:span text:style-name="T37">Johnson</text:span> noise temperature was simply <text:s/><text:soft-page-break/>the mean temperature, <text:span text:style-name="T37">for more complicated geometries we have to compute what <text:s/>effective temperature we will measure in a noise experiment given the temperature profile. The wedge can be solved analytically. <text:s/>If we use the definition G_{th} above we see again that in the limit of no phonons, the thermal conductance relates to kappa the same way as electrical conductance relates to sigma but with an extra factor of 12.</text:span></text:p>
      <text:p text:style-name="P70">In the phonon limit however, the temperature is no longer flat as the current density is no longer uniform</text:p>
      <text:p text:style-name="P57"/>
      <text:p text:style-name="P58">Section: <text:span text:style-name="T36">Arbitrary shapes: the </text:span>geometric factor <text:span text:style-name="T36">$\alpha$</text:span></text:p>
      <text:p text:style-name="P68">For <text:span text:style-name="T38">arbitrary shapes where analytic solutions do not exist we can turn to finite element simulations. We find this factor of 12 to be a universal property of 2-terminal devices, independent of geometry.</text:span></text:p>
      <text:p text:style-name="P63"/>
      <text:p text:style-name="P60">Section: circuitry</text:p>
      <text:p text:style-name="P60"/>
      <text:p text:style-name="P33">Chapter: <text:span text:style-name="T39">Hydrodynamic </text:span>theory of transport</text:p>
      <text:p text:style-name="P39">explain the problem of transport. Build up historically. Drude. Fermi liquid. Interaction become dominate.</text:p>
      <text:p text:style-name="P65"/>
      <text:p text:style-name="P65">Section: Hydrodynamic framework</text:p>
      <text:p text:style-name="P71">inspiration from Subir’s old papers and andy’s papers</text:p>
      <text:p text:style-name="P65"/>
      <text:p text:style-name="P65">Section: <text:span text:style-name="T40">E</text:span>xperimental evidence</text:p>
      <text:p text:style-name="P71">GaAs. Other 2 papers.</text:p>
      <text:p text:style-name="P33"/>
      <text:p text:style-name="P33"/>
      <text:p text:style-name="P18"/>
      <text:p text:style-name="P19">Chapter: <text:span text:style-name="T42">RF cryostats and circuitry</text:span></text:p>
      <text:p text:style-name="P19"/>
      <text:p text:style-name="P8">Section: Janis</text:p>
      <text:p text:style-name="P8"/>
      <text:p text:style-name="P8">Section: Oxford</text:p>
      <text:p text:style-name="P8"/>
      <text:p text:style-name="P8">Section: Leiden</text:p>
      <text:p text:style-name="P8"/>
      <text:p text:style-name="P43">Section: JNT circuits</text:p>
      <text:p text:style-name="P20"/>
      <text:p text:style-name="P47">Chapter: Calibration of graphene <text:span text:style-name="T42">devices</text:span></text:p>
      <text:p text:style-name="P47"/>
      <text:p text:style-name="P35">Chapter: Thermal conduction in high density graphene</text:p>
      <text:p text:style-name="P39">all the data on Aria</text:p>
      <text:p text:style-name="P35"/>
      <text:p text:style-name="P61">Section: Device characteristics</text:p>
      <text:p text:style-name="P61"/>
      <text:p text:style-name="P62">Section: circuitry</text:p>
      <text:p text:style-name="P61"/>
      <text:p text:style-name="P61">Section: Low temperature Wiedemann-franz</text:p>
      <text:p text:style-name="P61"/>
      <text:p text:style-name="P61">Section: High temperature electron-phonon</text:p>
      <text:p text:style-name="P32"/>
      <text:p text:style-name="P19">Chapter: <text:span text:style-name="T42">The </text:span>Dirac <text:span text:style-name="T42">f</text:span>luid</text:p>
      <text:p text:style-name="P40">charge neutral strongly interacting fluid of relativistic particles </text:p>
      <text:p text:style-name="P19"/>
      <text:p text:style-name="P19"/>
      <text:p text:style-name="P19">Chapter: Magneto-thermal transport</text:p>
      <text:p text:style-name="P19"/>
      <text:p text:style-name="P32">Chapter: Future goals ????</text:p>
      <text:p text:style-name="P19"/>
      <text:p text:style-name="P19"><text:soft-page-break/>Conclusions</text:p>
      <text:p text:style-name="P19"/>
      <text:p text:style-name="P20">Appendix:</text:p>
      <text:p text:style-name="P20"/>
      <text:p text:style-name="P8"><text:span text:style-name="T21">A</text:span>: Total noise vs gamma <text:span text:style-name="T21">(effective noise model)</text:span></text:p>
      <text:p text:style-name="P45">In the effective noise model we care about whether the backwards noise from the amplifier is greater or lesser than the sample temperature. Show as T is raised the dependence on gamma inverts.</text:p>
      <text:p text:style-name="P45"/>
      <text:p text:style-name="P43">B: components li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6T11:01:39.695795376</dc:date>
    <meta:editing-duration>PT6H18M7S</meta:editing-duration>
    <meta:editing-cycles>16</meta:editing-cycles>
    <meta:generator>LibreOffice/5.1.6.2$Linux_X86_64 LibreOffice_project/10m0$Build-2</meta:generator>
    <meta:document-statistic meta:table-count="0" meta:image-count="0" meta:object-count="0" meta:page-count="5" meta:paragraph-count="97" meta:word-count="1559" meta:character-count="10135" meta:non-whitespace-character-count="8664"/>
  </office:meta>
</office:document-meta>
</file>